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style:use-window-font-color="true"/>
    </style:style>
    <style:style style:name="ce3" style:family="table-cell" style:parent-style-name="Default">
      <style:table-cell-properties fo:background-color="#cccccc"/>
      <style:text-properties fo:color="#ff0000"/>
    </style:style>
    <style:style style:name="ce4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icture 1</text:p>
          </table:table-cell>
          <table:table-cell table:number-columns-repeated="2"/>
          <table:table-cell office:value-type="string" calcext:value-type="string">
            <text:p>Picture 2</text:p>
          </table:table-cell>
          <table:table-cell/>
        </table:table-row>
        <table:table-row table:style-name="ro1">
          <table:table-cell office:value-type="string" calcext:value-type="string">
            <text:p>hand’s size (px)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hand’s size (px)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ell’s height (px)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string" calcext:value-type="string">
            <text:p>hand’s size (cm)</text:p>
          </table:table-cell>
          <table:table-cell table:formula="of:=[.B6]" office:value-type="float" office:value="14.7272727272727" calcext:value-type="float">
            <text:p>14.7272727272727</text:p>
          </table:table-cell>
        </table:table-row>
        <table:table-row table:style-name="ro1">
          <table:table-cell office:value-type="string" calcext:value-type="string">
            <text:p>chell’s height (cm)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ortal gun (px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o,</text:p>
          </table:table-cell>
          <table:table-cell table:number-columns-repeated="2"/>
          <table:table-cell office:value-type="string" calcext:value-type="string">
            <text:p>so,</text:p>
          </table:table-cell>
          <table:table-cell/>
        </table:table-row>
        <table:table-row table:style-name="ro1">
          <table:table-cell office:value-type="string" calcext:value-type="string">
            <text:p>hand’s size (cm)</text:p>
          </table:table-cell>
          <table:table-cell table:formula="of:=([.B2]*[.B4])/[.B3]" office:value-type="float" office:value="14.7272727272727" calcext:value-type="float">
            <text:p>14.7272727272727</text:p>
          </table:table-cell>
          <table:table-cell/>
          <table:table-cell office:value-type="string" calcext:value-type="string">
            <text:p>portal gun (cm)</text:p>
          </table:table-cell>
          <table:table-cell table:formula="of:=([.E3]*[.E4])/[.E2]" office:value-type="float" office:value="76.4415584415584" calcext:value-type="float">
            <text:p>76.44155844155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E6]*0.37704918032" office:value-type="float" office:value="28.822226952773" calcext:value-type="float">
            <text:p>28.822226952773</text:p>
          </table:table-cell>
          <table:table-cell/>
        </table:table-row>
        <table:table-row table:style-name="ro1">
          <table:table-cell table:number-columns-repeated="3"/>
          <table:table-cell table:formula="of:=[.D8]*0.76086956521" office:value-type="float" office:value="21.9299552899403" calcext:value-type="float">
            <text:p>21.9299552899403</text:p>
          </table:table-cell>
          <table:table-cell/>
        </table:table-row>
        <table:table-row table:style-name="ro1">
          <table:table-cell office:value-type="string" calcext:value-type="string">
            <text:p>Way too big, I may have made a mistake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ew try using a known measure from Justin Chase Blake’s blueprints</text:p>
          </table:table-cell>
          <table:table-cell table:number-columns-repeated="2"/>
          <table:table-cell office:value-type="string" calcext:value-type="string">
            <text:p>(Following lengths are bounding boxes’ one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al front core width (cm)</text:p>
          </table:table-cell>
          <table:table-cell office:value-type="float" office:value="10.16" calcext:value-type="float">
            <text:p>10.16</text:p>
          </table:table-cell>
          <table:table-cell/>
          <table:table-cell table:style-name="ce2" office:value-type="string" calcext:value-type="string">
            <text:p>Size on BP</text:p>
          </table:table-cell>
          <table:table-cell table:style-name="ce2" office:value-type="string" calcext:value-type="string">
            <text:p>Real size</text:p>
          </table:table-cell>
        </table:table-row>
        <table:table-row table:style-name="ro1">
          <table:table-cell office:value-type="string" calcext:value-type="string">
            <text:p>Front core width on first BP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4" table:formula="of:=[.D16]*[.B18]" office:value-type="float" office:value="12.192" calcext:value-type="float">
            <text:p>12.192</text:p>
          </table:table-cell>
        </table:table-row>
        <table:table-row table:style-name="ro1">
          <table:table-cell office:value-type="string" calcext:value-type="string">
            <text:p>Reduction factor</text:p>
          </table:table-cell>
          <table:table-cell table:formula="of:=[.B16]/[.B15]" office:value-type="float" office:value="0.492125984251969" calcext:value-type="float">
            <text:p>0.492125984251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ase factor</text:p>
          </table:table-cell>
          <table:table-cell table:style-name="ce1" table:formula="of:=1/[.B17]" office:value-type="float" office:value="2.032" calcext:value-type="float">
            <text:p>2.0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ar core length on BP (cm)</text:p>
          </table:table-cell>
          <table:table-cell office:value-type="float" office:value="9.2" calcext:value-type="float">
            <text:p>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rear core length</text:p>
          </table:table-cell>
          <table:table-cell table:formula="of:=[.B20]*[.B18]" office:value-type="float" office:value="18.6944" calcext:value-type="float">
            <text:p>18.6944</text:p>
          </table:table-cell>
          <table:table-cell office:value-type="string" calcext:value-type="string">
            <text:p>-&gt; round to -&gt;</text:p>
          </table:table-cell>
          <table:table-cell office:value-type="float" office:value="18.7" calcext:value-type="float">
            <text:p>18.7</text:p>
          </table:table-cell>
          <table:table-cell/>
        </table:table-row>
        <table:table-row table:style-name="ro1">
          <table:table-cell office:value-type="string" calcext:value-type="string">
            <text:p>Rear core height on BP (cm)</text:p>
          </table:table-cell>
          <table:table-cell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rear core height</text:p>
          </table:table-cell>
          <table:table-cell table:formula="of:=[.B22]*[.B18]" office:value-type="float" office:value="14.0208" calcext:value-type="float">
            <text:p>14.0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r core width on BP (cm)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string" calcext:value-type="string">
            <text:p>Real increase factor</text:p>
          </table:table-cell>
          <table:table-cell table:formula="of:=[.D21]/[.B20]" office:value-type="float" office:value="2.03260869565217" calcext:value-type="float">
            <text:p>2.03260869565217</text:p>
          </table:table-cell>
        </table:table-row>
        <table:table-row table:style-name="ro1">
          <table:table-cell office:value-type="string" calcext:value-type="string">
            <text:p>Real rear core width</text:p>
          </table:table-cell>
          <table:table-cell table:formula="of:=[.B24]*[.B18]" office:value-type="float" office:value="11.7856" calcext:value-type="float">
            <text:p>11.785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ront core length on BP (cm)</text:p>
          </table:table-cell>
          <table:table-cell office:value-type="float" office:value="7.95" calcext:value-type="float">
            <text:p>7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front core length</text:p>
          </table:table-cell>
          <table:table-cell table:formula="of:=[.B28]*[.B18]" office:value-type="float" office:value="16.1544" calcext:value-type="float">
            <text:p>16.1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 core height on BP (cm)</text:p>
          </table:table-cell>
          <table:table-cell office:value-type="float" office:value="6.3" calcext:value-type="float">
            <text:p>6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front core height</text:p>
          </table:table-cell>
          <table:table-cell table:formula="of:=[.B30]*[.B18]" office:value-type="float" office:value="12.8016" calcext:value-type="float">
            <text:p>12.801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rrel length on BP (cm)</text:p>
          </table:table-cell>
          <table:table-cell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barrel length</text:p>
          </table:table-cell>
          <table:table-cell table:formula="of:=[.B34]*[.B18]" office:value-type="float" office:value="9.3472" calcext:value-type="float">
            <text:p>9.3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el height on BP (cm)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barrel height</text:p>
          </table:table-cell>
          <table:table-cell table:formula="of:=[.B36]*[.B18]" office:value-type="float" office:value="9.144" calcext:value-type="float">
            <text:p>9.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el width on BP (cm)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barrel width</text:p>
          </table:table-cell>
          <table:table-cell table:formula="of:=[.B18]*[.B38]" office:value-type="float" office:value="9.144" calcext:value-type="float">
            <text:p>9.144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ront shell length on BP (cm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front shell length</text:p>
          </table:table-cell>
          <table:table-cell table:formula="of:=[.B42]*[.B18]" office:value-type="float" office:value="20.32" calcext:value-type="float">
            <text:p>2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 shell height on BP (cm)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front shell height</text:p>
          </table:table-cell>
          <table:table-cell table:formula="of:=[.B44]*[.B18]" office:value-type="float" office:value="13.0048" calcext:value-type="float">
            <text:p>13.0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 shell width on BP (cm)</text:p>
          </table:table-cell>
          <table:table-cell office:value-type="float" office:value="7.25" calcext:value-type="float">
            <text:p>7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front shell width</text:p>
          </table:table-cell>
          <table:table-cell table:formula="of:=[.B46]*[.B18]" office:value-type="float" office:value="14.732" calcext:value-type="float">
            <text:p>14.7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ar shell length on BP (cm)</text:p>
          </table:table-cell>
          <table:table-cell office:value-type="float" office:value="12.9" calcext:value-type="float">
            <text:p>1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rear shell length</text:p>
          </table:table-cell>
          <table:table-cell table:formula="of:=[.B18]*[.B49]" office:value-type="float" office:value="26.2128" calcext:value-type="float">
            <text:p>26.2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r shell height on BP (cm)</text:p>
          </table:table-cell>
          <table:table-cell office:value-type="float" office:value="7.6" calcext:value-type="float">
            <text:p>7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rear shell height</text:p>
          </table:table-cell>
          <table:table-cell table:formula="of:=[.B18]*[.B51]" office:value-type="float" office:value="15.4432" calcext:value-type="float">
            <text:p>15.4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r shell width on BP (cm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rear shell width</text:p>
          </table:table-cell>
          <table:table-cell table:formula="of:=[.B18]*[.B53]" office:value-type="float" office:value="16.256" calcext:value-type="float">
            <text:p>16.2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09:40:34.114728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7:19:13.106257798</meta:creation-date>
    <dc:date>2018-01-28T00:31:12.044801538</dc:date>
    <meta:editing-duration>PT1H41M11S</meta:editing-duration>
    <meta:editing-cycles>15</meta:editing-cycles>
    <meta:generator>LibreOffice/5.3.7.2.0$Linux_X86_64 LibreOffice_project/30m0$Build-2</meta:generator>
    <meta:document-statistic meta:table-count="1" meta:cell-count="97" meta:object-count="0"/>
  </office:meta>
</office:document-meta>
</file>